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text-properties style:font-name="Calibri1" officeooo:rsid="002d96de" officeooo:paragraph-rsid="002d96de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 style:list-style-name="WWNum1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d96de" style:font-size-asian="7pt" style:font-size-complex="7pt"/>
    </style:style>
    <style:style style:name="P1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cdca" officeooo:paragraph-rsid="002fcdca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nics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Shriek</text:p>
          </table:table-cell>
          <table:table-cell table:style-name="Table1.A1" office:value-type="string">
            <text:p text:style-name="P3">MS+0</text:p>
          </table:table-cell>
          <table:table-cell table:style-name="Table1.A1" office:value-type="string">
            <text:p text:style-name="P3">MS+1</text:p>
          </table:table-cell>
          <table:table-cell table:style-name="Table1.A1" office:value-type="string">
            <text:p text:style-name="P3">PS+5</text:p>
          </table:table-cell>
          <table:table-cell table:style-name="Table1.A1" office:value-type="string">
            <text:p text:style-name="P3">PR+3</text:p>
          </table:table-cell>
          <table:table-cell table:style-name="Table1.A1" office:value-type="string">
            <text:p text:style-name="P3">CP+1</text:p>
          </table:table-cell>
        </table:table-row>
        <table:table-row table:style-name="Table1.1">
          <table:table-cell table:style-name="Table1.A1" office:value-type="string">
            <text:p text:style-name="P3">Reverb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MP+4</text:p>
          </table:table-cell>
          <table:table-cell table:style-name="Table1.A1" office:value-type="string">
            <text:p text:style-name="P3">PS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P+0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Cost</text:p>
          </table:table-cell>
          <table:table-cell table:style-name="Table2.A1" office:value-type="string">
            <text:p text:style-name="P7">Burn</text:p>
          </table:table-cell>
          <table:table-cell table:style-name="Table2.A1" office:value-type="string">
            <text:p text:style-name="P8">Effects</text:p>
          </table:table-cell>
          <table:table-cell table:style-name="Table2.A1" office:value-type="string">
            <text:p text:style-name="P7">Enhancements</text:p>
          </table:table-cell>
        </table:table-row>
        <table:table-row table:style-name="Table2.1">
          <table:table-cell table:style-name="Table2.A1" office:value-type="string">
            <text:p text:style-name="P6">Absorb Sound</text:p>
          </table:table-cell>
          <table:table-cell table:style-name="Table2.A1" office:value-type="string">
            <text:p text:style-name="P6">Buff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3421073048" text:style-name="WWNum2">
              <text:list-item>
                <text:p text:style-name="P13">Silence</text:p>
              </text:list-item>
              <text:list-item>
                <text:p text:style-name="P13">Skill (Sneak RS) (4)</text:p>
              </text:list-item>
              <text:list-item>
                <text:p text:style-name="P13">Immunity (Sonic, Sound)</text:p>
              </text:list-item>
              <text:list-item>
                <text:p text:style-name="P13">Lockout (Sonic, Sound)</text:p>
              </text:list-item>
              <text:list-item>
                <text:p text:style-name="P13">Burn Reduction (1d4)</text:p>
              </text:list-item>
              <text:list-item>
                <text:p text:style-name="P13">Radius (3)</text:p>
              </text:list-item>
            </text:list>
          </table:table-cell>
          <table:table-cell table:style-name="Table2.A1" office:value-type="string">
            <text:list xml:id="list1482164762" text:style-name="WWNum1">
              <text:list-item>
                <text:p text:style-name="P9">Quiet Mind – Gain +2 to Mental Saves in the area of effect / x1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Armor Disruption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M</text:p>
          </table:table-cell>
          <table:table-cell table:style-name="Table2.A1" office:value-type="string">
            <text:list xml:id="list155738397419655" text:continue-list="list3421073048" text:style-name="WWNum2">
              <text:list-item>
                <text:p text:style-name="P13">Dissolve (1d6) (Physical, Energy)</text:p>
              </text:list-item>
              <text:list-item>
                <text:p text:style-name="P15">Effects continue as long as you maintain 1 energy to do so</text:p>
              </text:list-item>
              <text:list-item>
                <text:p text:style-name="P15">Hitting the same target with this power allows you to reroll the result and take the best one.</text:p>
              </text:list-item>
              <text:list-item>
                <text:p text:style-name="P13">Range Band (4)</text:p>
              </text:list-item>
            </text:list>
          </table:table-cell>
          <table:table-cell table:style-name="Table2.A1" office:value-type="string">
            <text:list xml:id="list155739456951396" text:continue-list="list1482164762" text:style-name="WWNum1">
              <text:list-item>
                <text:p text:style-name="P9">Accuracy +2 / x2 / +0B / 10P</text:p>
              </text:list-item>
              <text:list-item>
                <text:p text:style-name="P9">Dissolve Step / x3 / -- / 10P</text:p>
              </text:list-item>
              <text:list-item>
                <text:p text:style-name="P9">Mental – Also dissolves Psychic armor / x1 / -- / 10Ps</text:p>
              </text:list-item>
              <text:list-item>
                <text:p text:style-name="P9">Stacking – The power can now stack multiple dice of dissolve, but each die requires an energy to maintai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Audio Illusions</text:p>
          </table:table-cell>
          <table:table-cell table:style-name="Table2.A1" office:value-type="string">
            <text:p text:style-name="P6">Utility, Free Action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55737741370656" text:continue-list="list155738397419655" text:style-name="WWNum2">
              <text:list-item>
                <text:p text:style-name="P13">Produce Sounds</text:p>
              </text:list-item>
              <text:list-item>
                <text:p text:style-name="P13">Radius (200)</text:p>
              </text:list-item>
              <text:list-item>
                <text:p text:style-name="P13">Range (30)</text:p>
              </text:list-item>
            </text:list>
          </table:table-cell>
          <table:table-cell table:style-name="Table2.A1" office:value-type="string">
            <text:list xml:id="list155738043413858" text:continue-list="list155739456951396" text:style-name="WWNum1">
              <text:list-item>
                <text:p text:style-name="P9">Area / x3 / +0B / 10P</text:p>
              </text:list-item>
              <text:list-item>
                <text:p text:style-name="P9">Range x2 / x3 / +0B / 10P</text:p>
                <text:p text:style-name="P1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Buzzing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list xml:id="list155738486624927" text:continue-list="list155737741370656" text:style-name="WWNum2">
              <text:list-item>
                <text:p text:style-name="P13">Impaired (Reflex, Wit)</text:p>
              </text:list-item>
            </text:list>
          </table:table-cell>
          <table:table-cell table:style-name="Table2.A1" office:value-type="string">
            <text:list xml:id="list155737885831328" text:continue-list="list155738043413858" text:style-name="WWNum1">
              <text:list-item>
                <text:p text:style-name="P9">Aura – Power becomes an Aura / x1 / +2B / 20P</text:p>
              </text:list-item>
              <text:list-item>
                <text:p text:style-name="P9">Burn -1 / x3 / --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Entertainer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55738601937858" text:continue-numbering="true" text:style-name="WWNum1">
              <text:list-item>
                <text:p text:style-name="P16">You get a +1 to all rolls if you have an audience of at least 3 people who aren’t participating in the scene</text:p>
              </text:list-item>
            </text:list>
          </table:table-cell>
          <table:table-cell table:style-name="Table2.A1" office:value-type="string">
            <text:list xml:id="list155739266755413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sonance</text:p>
          </table:table-cell>
          <table:table-cell table:style-name="Table2.A1" office:value-type="string">
            <text:p text:style-name="P6">Adder, Any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55738332387574" text:continue-numbering="true" text:style-name="WWNum1">
              <text:list-item>
                <text:p text:style-name="P14">Affects Intangible</text:p>
              </text:list-item>
            </text:list>
          </table:table-cell>
          <table:table-cell table:style-name="Table2.A1" office:value-type="string">
            <text:list xml:id="list155738659302294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verberation</text:p>
          </table:table-cell>
          <table:table-cell table:style-name="Table2.A1" office:value-type="string">
            <text:p text:style-name="P6">Buff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55738424429769" text:continue-numbering="true" text:style-name="WWNum1">
              <text:list-item>
                <text:p text:style-name="P14">When you block an attack, you get Heal (1d4)</text:p>
              </text:list-item>
            </text:list>
          </table:table-cell>
          <table:table-cell table:style-name="Table2.A1" office:value-type="string">
            <text:list xml:id="list155739599248218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6">Shatter</text:p>
          </table:table-cell>
          <table:table-cell table:style-name="Table2.A9" office:value-type="string">
            <text:p text:style-name="P6">Attack, Ranged, One Target</text:p>
          </table:table-cell>
          <table:table-cell table:style-name="Table2.A9" office:value-type="string">
            <text:p text:style-name="P6">30</text:p>
          </table:table-cell>
          <table:table-cell table:style-name="Table2.A9" office:value-type="string">
            <text:p text:style-name="P6">8</text:p>
          </table:table-cell>
          <table:table-cell table:style-name="Table2.A9" office:value-type="string">
            <text:list xml:id="list155739753971529" text:continue-numbering="true" text:style-name="WWNum1">
              <text:list-item>
                <text:p text:style-name="P16">Target one device being used by your opponent</text:p>
              </text:list-item>
              <text:list-item>
                <text:p text:style-name="P16">If you hit, that device is Disabled (Wit)</text:p>
              </text:list-item>
              <text:list-item>
                <text:p text:style-name="P16">If you hit a Disabled device, it is Shattered (Wit)</text:p>
              </text:list-item>
            </text:list>
          </table:table-cell>
          <table:table-cell table:style-name="Table2.A9" office:value-type="string">
            <text:list xml:id="list155738004555115" text:continue-numbering="true" text:style-name="WWNum1">
              <text:list-item>
                <text:p text:style-name="P9">Accuracy +2 / x2 / +0B / 10P</text:p>
              </text:list-item>
              <text:list-item>
                <text:p text:style-name="P9">Burn -1 / x3 / --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hriek</text:p>
          </table:table-cell>
          <table:table-cell table:style-name="Table2.A1" office:value-type="string">
            <text:p text:style-name="P6">Attack, Area, Point Blank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155739030995624" text:continue-list="list155738486624927" text:style-name="WWNum2">
              <text:list-item>
                <text:p text:style-name="P13">Damage (2d6 + POW) (Physical)</text:p>
              </text:list-item>
              <text:list-item>
                <text:p text:style-name="P13">Pierce (3)</text:p>
              </text:list-item>
              <text:list-item>
                <text:p text:style-name="P13">Daze</text:p>
              </text:list-item>
              <text:list-item>
                <text:p text:style-name="P13">Negated by (Toughness)</text:p>
              </text:list-item>
              <text:list-item>
                <text:p text:style-name="P13">Radius (3)</text:p>
              </text:list-item>
            </text:list>
          </table:table-cell>
          <table:table-cell table:style-name="Table2.A1" office:value-type="string">
            <text:list xml:id="list155739329290862" text:continue-list="list155738004555115" text:style-name="WWNum1">
              <text:list-item>
                <text:p text:style-name="P9">Burn -1 / x3 / -- / 10P</text:p>
              </text:list-item>
              <text:list-item>
                <text:p text:style-name="P9">Pierce +1 / x3 / +0B / 10P</text:p>
              </text:list-item>
              <text:list-item>
                <text:p text:style-name="P9">Radius +1 / x2 / +1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onic Blast</text:p>
          </table:table-cell>
          <table:table-cell table:style-name="Table2.A1" office:value-type="string">
            <text:p text:style-name="P6">Attack, Area, Targeted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155739706564863" text:continue-list="list155739030995624" text:style-name="WWNum2">
              <text:list-item>
                <text:p text:style-name="P13">Damage (2d6 + POW) (Physical)</text:p>
              </text:list-item>
              <text:list-item>
                <text:p text:style-name="P13">Pierce (3)</text:p>
              </text:list-item>
              <text:list-item>
                <text:p text:style-name="P13">Dissolve (1)</text:p>
              </text:list-item>
              <text:list-item>
                <text:p text:style-name="P13">Negated by (Toughness)</text:p>
              </text:list-item>
              <text:list-item>
                <text:p text:style-name="P13">Range (6)</text:p>
              </text:list-item>
              <text:list-item>
                <text:p text:style-name="P13">Cone (3)</text:p>
              </text:list-item>
            </text:list>
          </table:table-cell>
          <table:table-cell table:style-name="Table2.A1" office:value-type="string">
            <text:list xml:id="list155738321214383" text:continue-list="list155739329290862" text:style-name="WWNum1">
              <text:list-item>
                <text:p text:style-name="P9">Burn -1 / x3 / -- / 10P</text:p>
              </text:list-item>
              <text:list-item>
                <text:p text:style-name="P9">Cone +1 / x2 / +1B / 10P</text:p>
              </text:list-item>
              <text:list-item>
                <text:p text:style-name="P9">Pierce +1 / x3 / +0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onic Bolt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list xml:id="list155739655471156" text:continue-numbering="true" text:style-name="WWNum1">
              <text:list-item>
                <text:p text:style-name="P14">Damage (2d6 + POW) (Physical)</text:p>
              </text:list-item>
              <text:list-item>
                <text:p text:style-name="P14">Pierce (3)</text:p>
              </text:list-item>
              <text:list-item>
                <text:p text:style-name="P17">Range Band (4)</text:p>
              </text:list-item>
            </text:list>
          </table:table-cell>
          <table:table-cell table:style-name="Table2.A1" office:value-type="string">
            <text:list xml:id="list155738455625095" text:continue-numbering="true" text:style-name="WWNum1">
              <text:list-item>
                <text:p text:style-name="P9">Accuracy +2 / x2 / +0B / 10P</text:p>
              </text:list-item>
              <text:list-item>
                <text:p text:style-name="P9">Burn -1 / x3 / +0B / 10P</text:p>
              </text:list-item>
              <text:list-item>
                <text:p text:style-name="P12"><text:span text:style-name="T1">Dissolving – Power gets Dissolve(1) / </text:span><text:soft-page-break/><text:span text:style-name="T1">x1 / +1B / 10P</text:span></text:p>
              </text:list-item>
              <text:list-item>
                <text:p text:style-name="P9">Dmg Die / x3 / +1B / 10P</text:p>
              </text:list-item>
              <text:list-item>
                <text:p text:style-name="P9">Dmg Die / x3 / -2A / 10</text:p>
              </text:list-item>
              <text:list-item>
                <text:p text:style-name="P9">Fast +1 / x3 / +0B / 10P</text:p>
              </text:list-item>
              <text:list-item>
                <text:p text:style-name="P9">Pierce +1 / x3 / +0B / 10P</text:p>
              </text:list-item>
              <text:list-item>
                <text:p text:style-name="P9">Thunderous – Daze (T) / x1 / +1B / 10P</text:p>
              </text:list-item>
              <text:list-item>
                <text:p text:style-name="P9">Range +1 / x3 / +0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onic Shield</text:p>
          </table:table-cell>
          <table:table-cell table:style-name="Table2.A1" office:value-type="string">
            <text:p text:style-name="P6">Armor, Activated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55737875452020" text:continue-list="list155739706564863" text:style-name="WWNum2">
              <text:list-item>
                <text:p text:style-name="P13">Armor (4/0/0)</text:p>
              </text:list-item>
            </text:list>
          </table:table-cell>
          <table:table-cell table:style-name="Table2.A1" office:value-type="string">
            <text:list xml:id="list155738614339841" text:continue-list="list155738455625095" text:style-name="WWNum1">
              <text:list-item>
                <text:p text:style-name="P9">Armor / x3 / +1B / 10P</text:p>
              </text:list-item>
              <text:list-item>
                <text:p text:style-name="P9">Burn -1 / x3 / -- / 10P</text:p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tand Off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55738177479873" text:continue-list="list155737875452020" text:style-name="WWNum2">
              <text:list-item>
                <text:p text:style-name="P13">You get Accuracy (1) and Damage (1) if you do not move before attacking</text:p>
              </text:list-item>
            </text:list>
          </table:table-cell>
          <table:table-cell table:style-name="Table2.A1" office:value-type="string">
            <text:list xml:id="list155738149261689" text:continue-list="list155738614339841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uper Hearing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55739136845216" text:continue-list="list155738177479873" text:style-name="WWNum2">
              <text:list-item>
                <text:p text:style-name="P13">Skill Bonus (Perception, Hearing) (4)</text:p>
              </text:list-item>
              <text:list-item>
                <text:p text:style-name="P15">Hear sounds in ultrasonic and subsonic ranges</text:p>
              </text:list-item>
              <text:list-item>
                <text:p text:style-name="P15">Can hear sounds 10x more distant/soft than a human</text:p>
              </text:list-item>
              <text:list-item>
                <text:p text:style-name="P15">Hearing can be used as a targeting sense in combat up to 20 hexes</text:p>
              </text:list-item>
            </text:list>
          </table:table-cell>
          <table:table-cell table:style-name="Table2.A1" office:value-type="string">
            <text:list xml:id="list155738543855800" text:continue-list="list155738149261689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Whisper Chamber</text:p>
          </table:table-cell>
          <table:table-cell table:style-name="Table2.A1" office:value-type="string">
            <text:p text:style-name="P6">Utility, Free Action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55738187356895" text:continue-numbering="true" text:style-name="WWNum1">
              <text:list-item>
                <text:p text:style-name="P14">Can whisper messages only the target hears</text:p>
              </text:list-item>
              <text:list-item>
                <text:p text:style-name="P14">Range (100)</text:p>
              </text:list-item>
            </text:list>
          </table:table-cell>
          <table:table-cell table:style-name="Table2.A1" office:value-type="string">
            <text:list xml:id="list155739042726819" text:continue-numbering="true" text:style-name="WWNum1">
              <text:list-item>
                <text:p text:style-name="P11">Non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4</meta:editing-cycles>
    <meta:creation-date>2022-06-06T19:36:00</meta:creation-date>
    <dc:date>2022-12-10T15:57:37.613000000</dc:date>
    <meta:editing-duration>PT6H2M27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70" meta:word-count="735" meta:character-count="3017" meta:non-whitespace-character-count="2527"/>
    <meta:user-defined meta:name="AppVersion">16.0000</meta:user-defined>
    <meta:template xlink:type="simple" xlink:actuate="onRequest" xlink:title="Normal.dotm" xlink:href=""/>
  </office:meta>
</office:document-meta>
</file>